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2e61" officeooo:paragraph-rsid="00142e61"/>
    </style:style>
    <style:style style:name="P2" style:family="paragraph" style:parent-style-name="Standard">
      <style:text-properties officeooo:rsid="00144748" officeooo:paragraph-rsid="00144748"/>
    </style:style>
    <style:style style:name="P3" style:family="paragraph" style:parent-style-name="Standard">
      <style:text-properties officeooo:rsid="001634b5" officeooo:paragraph-rsid="001634b5"/>
    </style:style>
    <style:style style:name="P4" style:family="paragraph" style:parent-style-name="Standard">
      <style:text-properties officeooo:rsid="001634b5" officeooo:paragraph-rsid="001634b5"/>
    </style:style>
    <style:style style:name="P5" style:family="paragraph" style:parent-style-name="Standard">
      <style:text-properties officeooo:rsid="00142e61" officeooo:paragraph-rsid="00142e61"/>
    </style:style>
    <style:style style:name="P6" style:family="paragraph" style:parent-style-name="Standard">
      <style:paragraph-properties fo:text-align="justify" style:justify-single-word="false"/>
      <style:text-properties officeooo:rsid="00142e61" officeooo:paragraph-rsid="00142e61"/>
    </style:style>
    <style:style style:name="P7" style:family="paragraph" style:parent-style-name="Standard">
      <style:text-properties officeooo:rsid="0019d3c4" officeooo:paragraph-rsid="0019d3c4"/>
    </style:style>
    <style:style style:name="P8" style:family="paragraph" style:parent-style-name="Standard">
      <style:text-properties officeooo:rsid="001ace08" officeooo:paragraph-rsid="001ace08"/>
    </style:style>
    <style:style style:name="P9" style:family="paragraph" style:parent-style-name="Standard">
      <style:text-properties officeooo:rsid="001c66cf" officeooo:paragraph-rsid="001c66cf"/>
    </style:style>
    <style:style style:name="P10" style:family="paragraph" style:parent-style-name="Standard">
      <style:paragraph-properties fo:text-align="end" style:justify-single-word="false"/>
      <style:text-properties officeooo:rsid="001c66cf" officeooo:paragraph-rsid="001c66cf"/>
    </style:style>
    <style:style style:name="P11" style:family="paragraph" style:parent-style-name="Standard">
      <style:paragraph-properties fo:text-align="start" style:justify-single-word="false"/>
      <style:text-properties officeooo:rsid="001cfd03" officeooo:paragraph-rsid="001cfd03"/>
    </style:style>
    <style:style style:name="P12" style:family="paragraph" style:parent-style-name="Standard">
      <style:text-properties officeooo:rsid="001e9938" officeooo:paragraph-rsid="001e9938"/>
    </style:style>
    <style:style style:name="P13" style:family="paragraph" style:parent-style-name="Standard">
      <style:paragraph-properties fo:text-align="justify" style:justify-single-word="false"/>
      <style:text-properties officeooo:rsid="001e9938" officeooo:paragraph-rsid="001e9938"/>
    </style:style>
    <style:style style:name="T1" style:family="text">
      <style:text-properties officeooo:rsid="00144748"/>
    </style:style>
    <style:style style:name="T2" style:family="text">
      <style:text-properties officeooo:rsid="001ace08"/>
    </style:style>
    <style:style style:name="T3" style:family="text">
      <style:text-properties officeooo:rsid="001c66cf"/>
    </style:style>
    <style:style style:name="T4" style:family="text">
      <style:text-properties officeooo:rsid="001e9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ontage von Ringkernschuhen</text:p>
      <text:p text:style-name="P3"/>
      <text:p text:style-name="P3">1. <text:tab/>Den richtigen Ringkernschuh zum passenden Kabel suchen ( rot für AWD 20)</text:p>
      <text:p text:style-name="P3">2.<text:tab/>Abisolierlänge bestimmen</text:p>
      <text:p text:style-name="P3"/>
      <text:p text:style-name="P3"/>
      <text:p text:style-name="P3"/>
      <text:p text:style-name="P3"/>
      <text:p text:style-name="P1"/>
      <text:p text:style-name="P7">Achtung: <text:tab/>Isolation muss sich mit in Rinkernschuh befinden.</text:p>
      <text:p text:style-name="P7"/>
      <text:p text:style-name="P7"/>
      <text:p text:style-name="P7">Vorbereitung der Crimpzange:</text:p>
      <text:p text:style-name="P7">- richtige Crimpeinsätze wählen (roter Kabelschuh – roter Punkt!)</text:p>
      <text:p text:style-name="P7">- einsetzen des Crimpeinsatzes / ausrichten</text:p>
      <text:p text:style-name="P7">- einlegen des Crimpfußes</text:p>
      <text:p text:style-name="P7">- crimpen</text:p>
      <text:p text:style-name="P7"/>
      <text:p text:style-name="P7">Kontrolle der Crimpung:</text:p>
      <text:p text:style-name="P7"/>
      <text:p text:style-name="P7"/>
      <text:p text:style-name="P7">Nach der Crimpung muss eine Sichtkontrolle erfolgen</text:p>
      <text:p text:style-name="P7"/>
      <text:p text:style-name="P7">1. auf der Isolierung müssen drei Punkte sichtbar sein.</text:p>
      <text:p text:style-name="P7">2. bei den Ringkernschuhen müssen die Adern vorne sichtbar sein</text:p>
      <text:p text:style-name="P7">3. es darf keine Verformung des Anschlusses sein</text:p>
      <text:p text:style-name="P7">4. Crimpung des Kelches überprüfen</text:p>
      <text:p text:style-name="P7"/>
      <text:p text:style-name="P7"><text:span text:style-name="T4">Bolzen leiste</text:span> (Verteiler)</text:p>
      <text:p text:style-name="P7"/>
      <text:p text:style-name="P7"/>
      <text:p text:style-name="P7"/>
      <text:p text:style-name="P7"/>
      <text:p text:style-name="P7"/>
      <text:p text:style-name="P7"/>
      <text:p text:style-name="P7">Benötigte Werkzeuge:</text:p>
      <text:p text:style-name="P7">1. Drehmomentschlüssel</text:p>
      <text:p text:style-name="P7">2. Langnuss</text:p>
      <text:p text:style-name="P7"/>
      <text:p text:style-name="P7">Benötigtes Verbrauchsmaterial:</text:p>
      <text:p text:style-name="P7">1. Mutter</text:p>
      <text:p text:style-name="P7">2. <text:span text:style-name="T4">Unterlegscheibe</text:span></text:p>
      <text:p text:style-name="P7">3. das Vorbereitete Anschlusskabel</text:p>
      <text:p text:style-name="P7"/>
      <text:p text:style-name="P7">Montage:</text:p>
      <text:p text:style-name="P7"/>
      <text:p text:style-name="P7">1. beim aufsetzen des Ringkernschuhes auf den Bolzen, ist darauf zu achten, dass die Kontrollpunkte der Crimpung von oben zu sehen sind.</text:p>
      <text:p text:style-name="P7">2. Die <text:span text:style-name="T4">Unterlegscheibe</text:span> auflegen.</text:p>
      <text:p text:style-name="P7"/>
      <text:p text:style-name="P7">Achtung:<text:tab/>die Mutter mit geeignetem Anzug fest ziehen (Drehmomentschlüssel), den <text:soft-page-break/>Anzugswert laut Vorschrift ermitteln.</text:p>
      <text:p text:style-name="P7">- Ausrichten des Ringkernschuhes:</text:p>
      <text:p text:style-name="P7">nach dem festziehen der Mutter, ist darauf zu achten das der Ringkernschuh, an einem Kunststoffbolzen anliegt. Die Anlegeseite muss so gewählt werden, dass sich bei mechanischer Belastung des Kabelschuhs <text:span text:style-name="T2">sich die Mutter nicht lösen kann.</text:span></text:p>
      <text:p text:style-name="P7"/>
      <text:p text:style-name="P8"/>
      <text:p text:style-name="P8"/>
      <text:p text:style-name="P8"/>
      <text:p text:style-name="P8"/>
      <text:p text:style-name="P8"/>
      <text:p text:style-name="Subtitle">Luftfahrzeugstecker</text:p>
      <text:p text:style-name="Subtitle"/>
      <text:p text:style-name="P8"/>
      <text:p text:style-name="P8"/>
      <text:p text:style-name="P8">Wir unterscheiden bei den Lfzs zwischen Buchse und Stecker, es muss stets vorher geklärt werden ob man Pins oder Socket benötigt.</text:p>
      <text:p text:style-name="P8"/>
      <text:p text:style-name="P8"/>
      <text:p text:style-name="P8"/>
      <text:p text:style-name="P8"/>
      <text:p text:style-name="P8"><text:tab/>Pin<text:tab/><text:tab/><text:tab/><text:tab/><text:tab/><text:tab/><text:tab/>Socket</text:p>
      <text:p text:style-name="P8"/>
      <text:p text:style-name="P8"/>
      <text:p text:style-name="P8">Vorbereitung des Lfzs für die Bestückung</text:p>
      <text:p text:style-name="P8"/>
      <text:p text:style-name="P8">1. Zugentlastung</text:p>
      <text:p text:style-name="P8">2. Rendelverschraubung (Verriegelung)</text:p>
      <text:p text:style-name="P8">3. Steckerbuchse</text:p>
      <text:p text:style-name="P8"/>
      <text:p text:style-name="P8">Als erstes die Zugentlastung entfernen.</text:p>
      <text:p text:style-name="P8">Die Zugentlastung schützt die Leitung (Kontakte) vor mechanischer Belastung , zusätzlich versiegelt sie die Öffnung Umweltdicht.</text:p>
      <text:p text:style-name="P8"/>
      <text:p text:style-name="P8"/>
      <text:p text:style-name="P8">Verarbeitung von Crimpes und Sockets</text:p>
      <text:p text:style-name="P8"/>
      <text:p text:style-name="P1">- <text:span text:style-name="T2">Benötigte Werkzeuge:<text:tab/>- Crimpzange mit passenden Aufsatz (Blau)</text:span></text:p>
      <text:p text:style-name="P1"><text:tab/><text:tab/><text:tab/><text:tab/>- <text:span text:style-name="T2">Kabelschneider</text:span></text:p>
      <text:p text:style-name="P1"><text:tab/><text:tab/><text:tab/><text:tab/>- <text:span text:style-name="T2">Abisolierzange</text:span></text:p>
      <text:p text:style-name="P1"><text:tab/><text:tab/><text:tab/><text:tab/>- <text:span text:style-name="T2">für die Crimpzange eine Überprüfenungslehre</text:span></text:p>
      <text:p text:style-name="P1"><text:tab/><text:tab/><text:tab/><text:tab/>- Einpin<text:span text:style-name="T2"> / Auspinwerkzeug</text:span></text:p>
      <text:p text:style-name="P1"/>
      <text:p text:style-name="P1">- <text:span text:style-name="T2">Einrichtung der Crimpzange</text:span></text:p>
      <text:p text:style-name="P8">1. den richten Crimpaufsatz <text:s/>raus suchen (Vorschrift)</text:p>
      <text:p text:style-name="P8">(+) Kontaktgröße, Kabelgröße und Crimptiefe</text:p>
      <text:p text:style-name="P8">2. Montieren des Crimpaufsatzes:</text:p>
      <text:p text:style-name="P8"><text:tab/>Crimpzange komplett öffnen, Crimpaufsatz mit Crimpzange verschrauben richtige Einstellungen vornehmen ( den Kabelquerschnitt wählen) rot (AWD 18-20)</text:p>
      <text:p text:style-name="P8"/>
      <text:p text:style-name="P8"><text:soft-page-break/>- <text:span text:style-name="T3">Crimptiefe einstellen (Wire Size)</text:span></text:p>
      <text:p text:style-name="P8"/>
      <text:p text:style-name="P9">Überprüfung der Zange:</text:p>
      <text:p text:style-name="P9"><text:tab/>- benötigtes Werkzeug (GONOGO)</text:p>
      <text:p text:style-name="P9"/>
      <text:p text:style-name="P9">Zange komplett schließen und geschlossen halten, dann mit der roten Seite (NOGO) des GONOGO versuchen in die Crimpseite zu stechen.<text:tab/><text:tab/><text:tab/><text:tab/>!darf nicht rein rutschen!</text:p>
      <text:p text:style-name="P9"/>
      <text:p text:style-name="P9">Danach mit der grünen Seite (GO) rein rutschen lassen. <text:tab/><text:tab/>!muss gehen!</text:p>
      <text:p text:style-name="P9"/>
      <text:p text:style-name="P9">Erst wenn dieser Test erfolgreich war darf die Zange verwendet werden.</text:p>
      <text:p text:style-name="P9">Vorbereitung <text:s/>der Leitung:</text:p>
      <text:p text:style-name="P9"/>
      <text:p text:style-name="P9"><text:tab/><text:tab/><text:tab/><text:tab/><text:tab/><text:tab/><text:tab/><text:tab/>- eine Leitung abisolieren</text:p>
      <text:p text:style-name="P1"><text:tab/><text:tab/><text:tab/><text:tab/><text:tab/><text:tab/><text:tab/><text:tab/>- <text:span text:style-name="T3">die benötigte Länge ermitteln</text:span></text:p>
      <text:p text:style-name="P1"/>
      <text:p text:style-name="P1"/>
      <text:p text:style-name="P1"/>
      <text:p text:style-name="P9">Die Leitung abisolieren, darauf achten das die Adern im Prüfloch zu sehen ist und er Isolationsabstand stimmt.</text:p>
      <text:p text:style-name="P9"/>
      <text:p text:style-name="P9">- Den Pin oder Socket in die Zange einführen</text:p>
      <text:p text:style-name="P9"/>
      <text:p text:style-name="P9"/>
      <text:p text:style-name="P10"><text:tab/><text:tab/><text:tab/><text:tab/><text:tab/><text:tab/>Pin auf der Seite</text:p>
      <text:p text:style-name="P10">die nur ein Loch hat </text:p>
      <text:p text:style-name="P10">einsetzen! (Das Goldfarbene)</text:p>
      <text:p text:style-name="P10">Kontakt für Kabelaufnahme</text:p>
      <text:p text:style-name="P10">muss nach oben zeigen</text:p>
      <text:p text:style-name="P10"/>
      <text:p text:style-name="P11">Das Kabel in Kontakt einführen und in Richtung der Crimpzange mittig halten, dann Zange vollständig zudrücken.</text:p>
      <text:p text:style-name="P11">Nach der Crimpung das Kabel entnehmen und eine Sichtprüfung durchführen (im Prüfloch müssen die einzelnen <text:s/>Adern zu sehen sein ), der Kontakt darf nicht verformt sein, die Crimpung <text:span text:style-name="T4">muss vollständig sein (4-Punktverbindung), nicht eingerissen.</text:span></text:p>
      <text:p text:style-name="P1"/>
      <text:p text:style-name="P12">Ein- und Auspinnen</text:p>
      <text:p text:style-name="P12"/>
      <text:p text:style-name="P12"><text:tab/><text:tab/>Werkzeug:<text:tab/>- das richtige Ein- und Ausbauwerkzeug aus der Vorschrift ermitteln</text:p>
      <text:p text:style-name="P13"><text:tab/><text:tab/><text:tab/><text:tab/>- rote Seite <text:s/>(INSERT) zum einbauen</text:p>
      <text:p text:style-name="P13"><text:tab/><text:tab/><text:tab/><text:tab/>- Ader in die Kerbe des Einbauwerkzeuges legen bis Sie ein klickt und <text:tab/><text:tab/><text:tab/><text:tab/>zum Kontakt vorschieben. Kontakt mit Werkzeug vorsichtig bis zum <text:tab/><text:tab/><text:tab/><text:tab/>Anschlag rein schieben (klickt leicht) Kontakt darf nicht mehr raus <text:tab/><text:tab/><text:tab/><text:tab/>zuziehen sein, Kontakte müssen alle gleichlang im Stecker sein</text:p>
      <text:p text:style-name="P13"/>
      <text:p text:style-name="P13">Merke:<text:tab/><text:tab/>nicht belegte Anschlüsse müssen mit einem Kontakt und Blindstopfen versehen <text:tab/><text:tab/><text:tab/>werden</text:p>
      <text:p text:style-name="P6"/>
      <text:p text:style-name="P6"><text:span text:style-name="T4">Zusammenbau des Steckers:</text:span></text:p>
      <text:p text:style-name="P6"><text:tab/><text:tab/>- <text:span text:style-name="T4">Zugentlastung auf dem Stecker anbringen</text:span></text:p>
      <text:p text:style-name="P6"/>
      <text:p text:style-name="P6"/>
      <text:p text:style-name="P1"><text:soft-page-break/></text:p>
      <text:p text:style-name="P1"/>
      <text:p text:style-name="P1"/>
      <text:p text:style-name="Subtitle">Terminalblock</text:p>
      <text:p text:style-name="P1"/>
      <text:p text:style-name="P1">Werkzeuge:<text:tab/><text:tab/>- Crimpzange</text:p>
      <text:p text:style-name="P1"><text:tab/><text:tab/><text:tab/>- Abisolierzange</text:p>
      <text:p text:style-name="P1"><text:tab/><text:tab/><text:tab/>- Ein- / Ausbauwerkzeug</text:p>
      <text:p text:style-name="P1"/>
      <text:p text:style-name="P1">Das crimpen der Terminaltpins funktioniert genauso wie bei den Steckern und Buchsen.</text:p>
      <text:p text:style-name="P1">Das ein pinnen mit dem Einbauwerkzeug funktioniert genauso wie das Einpinnen bei Steckern und Buchsen. Freie Stellen nur mit Blindstopfen abdecken, nicht mit Kontakten.</text:p>
      <text:p text:style-name="P1"/>
      <text:p text:style-name="P1"/>
      <text:p text:style-name="P1">Handhabung von Vulkanisierband</text:p>
      <text:p text:style-name="P1"/>
      <text:p text:style-name="P1">Vulkanisierband benutzen wir als Scheuerschutz</text:p>
      <text:p text:style-name="P1"/>
      <text:p text:style-name="P1">1.<text:tab/>die Länge des Vulkanisierbandes ermitteln (mindestens 2 Windungen um das Kabel)</text:p>
      <text:p text:style-name="P1">2.<text:tab/>Schutzfolie entfernen und das V<text:span text:style-name="T1">ulkanisierband aktivieren (durch langziehen)</text:span></text:p>
      <text:p text:style-name="P2">3.<text:tab/>das Vulkanisierband unter Zug darum wickeln, darauf achten das eine Überlappung statt findet.</text:p>
      <text:p text:style-name="P1"/>
      <text:p text:style-name="Subtitle">Kabelbinder</text:p>
      <text:p text:style-name="P2"/>
      <text:p text:style-name="P2">Werkzeuge:</text:p>
      <text:p text:style-name="P2"><text:tab/><text:tab/>- GS2B<text:tab/>( Kabelbinderzange )</text:p>
      <text:p text:style-name="P2"/>
      <text:p text:style-name="P2">1. Anzugwerte für den Kabelbinder ermitteln</text:p>
      <text:p text:style-name="P2">2. die Kabelbinderzange einstellen</text:p>
      <text:p text:style-name="P2">3. den Kabelbinder um den Kabelbaum legen und leicht stramm ziehen</text:p>
      <text:p text:style-name="P2">4. das Kabelbinderende in die Zange einspannen. Die Kabelbinderzange komplett durch drücken,</text:p>
      <text:p text:style-name="P2">sodass der Abschnitt erfolgt.</text:p>
      <text:p text:style-name="P2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0:28:00.558911535</meta:creation-date>
    <dc:date>2014-09-13T13:51:08.651316540</dc:date>
    <meta:editing-duration>PT1H4M40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4" meta:paragraph-count="94" meta:word-count="694" meta:character-count="4999" meta:non-whitespace-character-count="4300"/>
  </office:meta>
</office:document-meta>
</file>